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ПОСЛЕДНЕЕ НАПРАВЛЕНИЕ</text:p>
      <text:p text:style-name="P3"/>
      <text:p text:style-name="P3">1</text:p>
      <text:p text:style-name="P3"/>
      <text:p text:style-name="P5">Ана стала часто просыпаться от удушья, забывая дышать, захлебываясь в глубоком болезненном сне. Разрывающая легкие боль выталкивала ее из забытья в пустую черную комнату, Ана делала несколько глубоких резких вздохов, вздрагивая, как утопленник, которого только что вытащили из воды, жадно глотая ртом воздух. Ей редко снились сны, ночи были мучительными и бессветными, как бесконечная пропасть, падение в которую заканчивалось тем, что она переставала дышать. Очиститель снова начал сбоить, а часто и вовсе переставал работать.</text:p>
      <text:p text:style-name="P5">Однажды, проснувшись раньше чем обычно - все тело было влажным от пота, а голова болела как у человека, который проспал много дней подряд, - Ана как будто вспомнила, что ей нужно куда-то срочно ехать, хотя даже с трудом заставила себя подняться с постели. Надо было собираться. Комнатные часы показывали приближение рассвета. И жары. Радио, которое обычно будило ее по утрам, еще не работало, издавая тихое тоскливое шипение.</text:p>
      <text:p text:style-name="P5">Ана промыла водой лицо. Кожа - там, где маска прилегала особенно плотно - воспаленно раскраснелась. Лоб был горячим, а глаза влажно блестели, как у больной. У Аны вдруг возникло такое чувство, что она о чем-то рассеянно забыла - о чем-то очень дорогом ей важном, что никак нельзя было забывать. Ана метнулась в комнату, к столу, но там лежал лишь листок, выведенный рукой Нива, со списком радио-частот. За окном было все еще темно.</text:p>
      <text:p text:style-name="P5">Ана оделась и вышла из дома. Она ощущала себя как человек, проснувшийся от комы. На улицах еще никого не было, стояла тишина. Ана даже не помнила, когда в последний раз она просыпалась так рано. Наверное, никогда. Стены домов казались серыми - даже те, фасады которых совсем недавно раскрасили в яркие цвета. По тротуару пролегала широкая темная тень от эстакады.</text:p>
      <text:p text:style-name="P5">Поезда в этот час появлялись очень редко - город еще только отходил от оцепенения ночи и часа тишины, - и Ана долго стояла на перроне, глядя на скрывающиеся за поворотом высотные пути. Ей даже начинало казаться, что ее комнатные часы ошиблись, еще глубокая ночь - слишком светлая из-за необъяснимый атмосферных явлений, придававших небу цвет пепла, вместо темноты, - и она своей ранней прогулкой нарушает беспрекословные законы города, ее скоро задержит полицейский патруль, отвезет в страшную белую комнату, где выключают свет, и уже не отпустят никогда. Но вскоре вдалеке показался состав. В вагонах тоже никого не <text:soft-page-break/>было, и Ана села у кона. Она знала - ей предстоял неблизкий путь.</text:p>
      <text:p text:style-name="P5">Поезд набирал ход, мелькали в окне дома. Ана заметила, как проясняется вдалеке небо - над горизонтом, скрытом кубическим городским ландшафтом. Серая мгла таяла, со стороны песков поднималось багровое зарево зари. Ана подумала, что, наверное, в этот момент у восточной границы города запускают в небо аэростат.</text:p>
      <text:p text:style-name="P5">И тут она вспомнила, воспоминания нахлынули на нее. То, что никогда нельзя забывать. Ана вспомнила свой сон. Ей снилось, что она бежит по долине, где земля необычно синего цвета, небо в талой дымке легких перистых облаков, вдалеке виднеются такие же невозможно синие холмы. Ана бежит, спасается от кого-то. Она чувствует, что сейчас ее обязательно нагонят. Она в панике. Она боится даже оглянуться. Ана спотыкается, чуть не падает, потом снова задевает за что-то ногой и уже растягивается во весь рост на синей земле. Преследователи теперь совсем рядом. Ана даже слышит ровный топот их ног за спиной. Она поспешно поднимается и продолжает бежать, понимая, что уже поздно, что ее попытки спастись уже не имеют ни малейшего смысла. Они все равно схватят ее. Ана быстро устает, ей становится сложно дышать. Ана захлебывается, а люди в красных одеждах совсем уже близко. Ана даже слышит их голоса. Ана неожиданно понимает, что на этих синих равнинах, где воздух чист и до озноба прохладен, а вместо раскаленного песка влажная как после дождя земля, она может дышать без респираторной маски. Но маска по-прежнему на ней. И не такая как обычно. Новая маска закрывает все ее лицо, оставляя лишь уродливо вытянутые застекленные прорези для глаз. Ана пытается снять ее, но не может. Преследователи уже совсем близко. Ана спотыкается <text:s/>снова. Затем темнота.</text:p>
      <text:p text:style-name="P5">Сидя в поезде, Ана невольно потянулась рукой к респираторной маске. Вокруг было пусто, на нее никто не смотрел. Ана уже начала расстегивать плотный ремень, который, под волосами, обтягивал ее затылок, но остановилась. Над головой заиграла тихая красивая музыка - Ане даже показалось, что она в жизни не слышала ничего прекрасней, - но потом мелодию грубо оборвал треск помех. Поезд прибывал к станции.</text:p>
      <text:p text:style-name="P5">Ана приехала к докам, когда уже совсем рассвело, и небо стало бесцветным как обычно. Она чувствовала странное беспричинное волнение, глядя на пустующую заброшенную взлетную полосу, как будто была необъяснимо уверена, что сейчас обязательно увидит то, ради чего ездила сюда уже много дней подряд.</text:p>
      <text:p text:style-name="P5">Она простояла несколько часов, но так и не увидела корабля. Ближе к вечеру Ана поехала домой. Она была разочарована, но совсем не чувствовала себя уставшей.</text:p>
      <text:p text:style-name="P5">В последующие несколько дней самочувствие Аны заметно <text:soft-page-break/>улучшилось. Она и сама не понимала, почему. В ее жизни по-прежнему ничего происходило. Она так и не увидела в доках ни одного взлетающего корабля. Однако голова уже не болела, дыхание больше не беспокоило ее. Ана чувствовала себя здоровой и полной сил. Даже респираторная маска, казалось, была больше не нужна - Ана одевала ее лишь по привычке. Поначалу она была уверена, что ей необъяснимо полегчало, потому что она смогла вспомнить тот странный пугающий сон - синюю долину, тающие облака, людей в красных балахонах, уродливую маску, - который приснился ей неизвестно когда. Но потом Ана поняла, что просто уже несколько дней подряд не делает себе уколы по утрам. Ей нужно было к врачу.</text:p>
      <text:p text:style-name="P5">Ане не хотелось идти. Она боялась, объясняя себе это тем, что наверняка снова не сможет сразу найти дорогу, что не разберется без чьей-то помощи, как добраться до медицинского центра, хотя и была там всего несколько месяцев назад. Ана постоянно откладывала визит. Она понимала, что ей стало лучше совсем ненадолго, что это обманчивое чувство легкости куда страшнее недомогания по утрам, и уколы перестали действовать лишь потому что тело ее привыкло к лекарству, а это лишь означает, что ей надо пройти новое обследование, ей нужен новый рецепт. Однако Ане так не хотелось в это верить. Больше не было приступов удушья, головной боли. Она чувствовала себя выспавшейся по утрам, хотя спать теперь ложилась позднее. Она даже перестала ездить к докам в надежде увидеть взлетающий корабль. Нередко ей хотелось прямо на улице снять респираторную маску. Она стала нормальной, такой же, как все остальные. Даже воспаления на коже побледнели и теперь уже так не бросаются в глаза. Она чувствовала себя красивой. Ана сходила на представление в рагазал и смеялась вместе с остальными. В прохладном кафе в торговом центре она разговорилась с молодым мужчиной, который, наверное, и не знал, что она носит респираторную маску. Но все это время Ана понимала, что ей нужно к врачу.</text:p>
      <text:p text:style-name="P5">Ана решилась поехать в медицинский центр в выходной, утром, однако не выдержала и вышла на одной из станций. Она думала, что вовсе не откладывает в очередной раз поездку, что просто ей нужно время, совсем немного времени, что не нужды торопиться, что медицинский центр будет открыт еще много часов. </text:p>
      <text:p text:style-name="P5">Ана направилась в ботанический сад. Она долго бродила по аранжерее, где, как она слышала, стояли в мутных инкубаторах из толстого стекла совсем не настоящие растения, а лишь искусные имитации, которые никогда не завядали и не цвели. Однако очистители работали в полную силу, было даже прохладно, и воздух пах водой как после дождя. У Аны было такое чувство, что после визита к врачу все изменится, что только сейчас она может спокойно дышать, чувствует себя здоровой и молодой. <text:soft-page-break/>Там ей снова дадут направление на новый препарат. И она опять превратится в больную женщину в респираторной маске. Мир вокруг перестанет быть таким четким и ярким, таким реальным. Ей снова будет казаться, что весь этот город, надземка, размалеванные дома и синий свет по ночам лишь сумбурные видения из какого-то кошмарного сна.</text:p>
      <text:p text:style-name="P5">Ана ходила по аранжерее несколько часов. Она совсем не устала и как будто нарочно ждала, пока не станет слишком поздно, чтобы куда-то идти. Она долго стояла перед одной запотевшей витриной. Что-то разладилось там, внутри, все затянуло густым паром, и лишь смутно виднелся искривленный ствол ненатурального дерева, а по стеклу медленно стекали грузные капли. И вдруг Ана подумала - а что если ей действительно стало лучше, что если ей и правда больше не нужны ни уколы, ни респираторная маска. Ведь наверняка бывает такое и такое. Ведь возможно все. Она исцелилась. Лечение подействовало. У нее впереди еще много лет жизни. А все эти годы, затрудненное дыхание, мучительные инъекции по утра, уже совсем скоро будут и правда казаться ей лишь кошмарным сном. Она наконец проснулась. Она начинает жить.</text:p>
      <text:p text:style-name="P5">Ана торопливо вышла на улицу, не забыв однако надеть респираторную маску. Уже начинало темнеть, город стал пасмурно-серым, но Ана все еще могла успеть. Она ясно вспомнила, где находится медицинский центр. Она была уверена, что не заблудится, как в прошлый раз.</text:p>
      <text:p text:style-name="P5">На станции оказалось людно, но Ана не собиралась пропускать поезда. Она энергично проталкивалась в вагон. Она не могла не опоздать. Нужно было сделать еще две пересадки, а потом пройти три квартала пешком. Когда Ана приехала на последнюю станцию, то уже смерклось, и она даже засомневалась, работает ли еще медицинский центр. Конечно, она могла приехать завтра, но ей совсем не хотелось ждать.</text:p>
      <text:p text:style-name="P5">Но здание медицинского центра было открыто. Она успела. Теперь ей не придется мучаться всю ночь, гадая, что же покажет обследование.</text:p>
      <text:p text:style-name="P5">Врач был удивлен, увидев Ану. Он стоял перед своим листком с каким-то листком бумаги в руки, похожим на рецепт, вроде того, что он выдал в прошлый раз Ане. Его бугристое некрасивое лицо было недовольно сморщено.</text:p>
      <text:p text:style-name="P5">- Вы? - выдохнул он, как-то сразу узнав Ану. - А я уже собирался уходить...</text:p>
      <text:p text:style-name="P5">Ана виновато улыбнулась. Врач посмотрел на часы.</text:p>
      <text:p text:style-name="P5">- Ну ладно, - снисходительно сказал он. - Раз пришли...</text:p>
      <text:p text:style-name="P5"/>
      <text:p text:style-name="P5">Врач уселся за стол и качнул пальцем фигурку ракеты, которая прижимала стопку бумаг. Ана стояла перед ним. Она взволнованно <text:soft-page-break/>дышала, лицо ее раскраснелось. Она не знала, с чего начать.</text:p>
      <text:p text:style-name="P5">- Ну? - нетерпеливо спросил врач.</text:p>
      <text:p text:style-name="P5">- Вы знаете... - сказала Ана дрожащим от волнения голосом. - Я думаю... Мне кажется, что мне...</text:p>
      <text:p text:style-name="P5">Врач продолжал играть с пресс-папье в виде старинной ракеты, чуть выпятив нижнюю губы и часто кивая головой.</text:p>
      <text:p text:style-name="P5">- ...стало лучше...</text:p>
      <text:p text:style-name="P5">- Так, - сказал врач и стал что-то искать в своих бумагах. - Напомните-ка мне ваше имя. Вы...?</text:p>
      <text:p text:style-name="P5">- Анасамарах.</text:p>
      <text:p text:style-name="P5">- Так, Анасамарах. - Врач нашел какой-то лист, всмотрелся в него, но тут же отложил в сторону. - Да, да, все правильно. В последний раз вы приходили... - Он вновь зачем-то взглянул на часы. - Впрочем, неважно...</text:p>
      <text:p text:style-name="P5">Ана смотрела на него, затаив дыхание. Сейчас он подойдет к ней, проверит пульс, попросит несколько раз глубоко вздохнуть и скажет... Он сразу все поймет. Ей осталось совсем немного ждать.</text:p>
      <text:p text:style-name="P5">- Что ж, пройдемте, - сказал врач, показывая на дверь в соседнюю комнату.</text:p>
      <text:p text:style-name="P5">- Но я... - начала Ана.</text:p>
      <text:p text:style-name="P5">- Это не займет много времени, - добавил врач, улыбаясь.</text:p>
      <text:p text:style-name="P5">Они прошли в комнату, обтянутую целлофаном. Ана по-прежнему была уверена, что врач просто послушает ее дыхание. Просто он решил не делать этого в своем кабинете. В полном обследовании не было смысла. Все ведь и так понятно. Но врач предложил Ане сесть напротив страшного напоминающего человеческие легкие аппарата. Два выпуклых стеклянных резервуара были заполнены желтоватой жидкостью, похожей на желчь.</text:p>
      <text:p text:style-name="P5">- Так, вы знаете, что нужно делать, да? - сказал врач. - Дышите ртом, через трубки.</text:p>
      <text:p text:style-name="P5">- Но вы уверены... - проговорила Ана, испуганно поглядывая на аппарат, однако врач не удостоил ее ответом.</text:p>
      <text:p text:style-name="P5">Ана начала дышать. Жидкость в прозрачных колбах вспенилась и забурлила, рвотная горечь обжигала Ане гортань. Она не выдержала и, отвернувшись от аппарата, тяжело закашлялась, прижимая руку в груди. Голова у нее закружилась. Врач пододвинул к Ане металлическое судно.</text:p>
      <text:p text:style-name="P5">- Вот, сплюньте, - сказал он.</text:p>
      <text:p text:style-name="P5">Ана склонилась над судном.</text:p>
      <text:p text:style-name="P5">- И продолжайте дышать, - добавил врач. - Извините, но это необходимо.</text:p>
      <text:p text:style-name="P5">- Но я... - с трудом проговорила Ана. - Мне ведь стало...</text:p>
      <text:p text:style-name="P5">- Дышите через трубки, - сказал врач, как-то странно задумчиво улыбаясь. - Еще совсем немного.</text:p>
      <text:p text:style-name="P5"><text:soft-page-break/>Ана снова припала к аппарату. Она старалась дышать неглубоко, но ей все равно казалось, что едкие пары заполнили все ее легкие. Жидкость в колбах яростно клокотала. Врач внимательно следил за аппаратом. Ана снова закашлялась, склонилась над судом и ее стало рвать. Ана несколько раз глубоко вздохнула, подождав, пока не пройдет чувство тошноты, и снова повернулась к аппарату. Она была уверена, что врач опять скажет неизменное "продолжайте дышать", но, напротив, остановил ее, мягко коснувшись рукой плеча.</text:p>
      <text:p text:style-name="P5">- Достаточно.</text:p>
      <text:p text:style-name="P5">Голос у врача дрогнул. Жидкость в колбах аппарата потемнела и загустела, теперь она уже больше походила на гной. Врач протянул Ане сложенный как носовой платок бинт, и она вытерла губы.</text:p>
      <text:p text:style-name="P5">- Да... - протянул врач, качнув головой, и замолчал.</text:p>
      <text:p text:style-name="P5">Ана выжидающе смотрела на него.</text:p>
      <text:p text:style-name="P5">- Как самочувствие последнее время? - спросил наконец врач.</text:p>
      <text:p text:style-name="P5">Ана попыталась ответить, но рот ее сводило от едкой горечи.</text:p>
      <text:p text:style-name="P5">- Сейчас...</text:p>
      <text:p text:style-name="P5">Врач торопливо удалился, вышел в соседнюю комнату. Ана продолжала сидеть перед аппаратом. Темная жидкость прозрачных резервуарах успокоилась, пена стала спадать, медленно стекая по стенкам сосудов.</text:p>
      <text:p text:style-name="P5">- Вот, - сказал врач, вернувшись. Он протянул Ане стакан воды. - Прополощите рот.</text:p>
      <text:p text:style-name="P5">Ана набрала в рот воды и сплюнула в судно. Казалось, что врач уже забыл о своем вопросе, что ему это неинтересн. К тому же Ана и так говорила врачу о своем самочувствии как только пришла. Однако она чувствовала, что просто должна, что ей необходимо еще раз это сказать.</text:p>
      <text:p text:style-name="P5">- Последнее время, - начала Ана, - я чувствую себя хорошо... Мне стало лучше. Я даже думала...</text:p>
      <text:p text:style-name="P5">Ана вновь закашлялась. Врач покачал головой.</text:p>
      <text:p text:style-name="P5">- Ладно, - сказал врач. - Давайте вернемся в мой кабинет</text:p>
      <text:p text:style-name="P5">Он снова положил руку ей на плечо.</text:p>
      <text:p text:style-name="P5">Ана встала. На секунду в глазах ее потемнело, и она даже покачнулась, схватившись за ручку двери. Врач обнял Ану за плечи и аккуратно провел к креслу для посетителей рядом со своим столом - словно больную, которая едва умела ходить. Потом он уселся сам, качнул пальцем фигурку серебристой ракеты, но не рассчитал усилие, и блестящее пресс-папье с глухим стуком грузно повалилось на стопку бумаг. Ана по-прежнему напряженно смотрела на врача, ждала, когда же он все ей объяснит - почему в этот раз она совсем не могла дышать через аппарат, почему жидкость в резервуарах так быстро изменила свой цвет. Быть <text:soft-page-break/>может, это совсем не плохой знак.</text:p>
      <text:p text:style-name="P5">- Да, я не думал, что так быстро... - сказал врач как будто сам себе, даже не глядя на Ану.</text:p>
      <text:p text:style-name="P5">Он что-то записывал на листке бумаге. Фигурка ракеты по-прежнему лежала на боку.</text:p>
      <text:p text:style-name="P5">- Вы дадите мне направление на новое лекарство? - спросила Ана.</text:p>
      <text:p text:style-name="P5">Врач поднял голову.</text:p>
      <text:p text:style-name="P5">- Что-нибудь происходило последнее время? - спросил он. - Вы регулярно делаете уколы?</text:p>
      <text:p text:style-name="P5">- Да, но... - Ана сглотнула, во рту все еще чувствовалась горечь. - Последние несколько дней я не делала. От них только... начинало тошнить.</text:p>
      <text:p text:style-name="P5">Врач ничего не ответил. Он продолжал писать. Новое направление, подумала Ана. Ей показалось, что свет в комнате на секунду погас, но врач не обратил на это внимания. Он сидел, сутуло сгорбившись, спиной к незашторенному окну - к темноту почти уже ночному небу.</text:p>
      <text:p text:style-name="P5">- Но мне же стало лучше, - сказала Ана.</text:p>
      <text:p text:style-name="P5">- Это... ненадолго, - сказал врач.</text:p>
      <text:p text:style-name="P5">Ана не поняла. У нее было такое чувство, что врач никак не может ей что-то сказать, не может подобрать слова.</text:p>
      <text:p text:style-name="P5">- Почему? - спросила она и тут сказала сама: - Вы имеете в виду, если я не буду делать уколы?.. Но мне стало плохо от...</text:p>
      <text:p text:style-name="P5">Врач продолжал писать.</text:p>
      <text:p text:style-name="P5">- Вы выпишете мне новое направление? - спросила Ана.</text:p>
      <text:p text:style-name="P5">Врач вздохнул, откинулся в кресле, подняла со стола серебристую ракету и поставил ее на тот самый лист бумаги, на котором только что писал.</text:p>
      <text:p text:style-name="P5">- Я боюсь, что уже... - Он покачал головой. - Мне просто нечего вам выписать...</text:p>
      <text:p text:style-name="P5">Ана почувствовала страшный холодок на своей коже.</text:p>
      <text:p text:style-name="P5">- Мне очень жаль, - сказал врач.</text:p>
      <text:p text:style-name="P5">- Но мне же стало лучше лучше! - сказала Ана.</text:p>
      <text:p text:style-name="P5">Ей не нужно было приходить. Этот пыточный аппарат отравил ее дыхание. Этот человек с какой-то отталкивающей болезнью кожи ничего не понимает. Он просто издевается. Он жестоко обманывает ее.</text:p>
      <text:p text:style-name="P5">- Я не понимаю... - сказала Ана. - Вы знаете, я... Я пойду к другому...</text:p>
      <text:p text:style-name="P5">Ана резко встала. Ей нужно было уйти, презрительно хлопнув дверью - прочь из этого медицинского центра с мертвенным светом электрических ламп. Однако в глазах у нее потемнело, и она покачнулась.</text:p>
      <text:p text:style-name="P5">- Подождите! - Врач привстал из-за стола. - Не нужно торопиться. Сейчас это пройдет. Посидите, отдохните. А я пока...</text:p>
      <text:p text:style-name="P5">- Но мне же стало лучше... - повторила Ана.</text:p>
      <text:p text:style-name="P5"><text:soft-page-break/>Они сидели друг против друга - Ана, тяжело и часто дыша, врач, склонив голову, делая вид, что читает что-то в своих записях. Говорить было больше не о чем, но и просто молчать стало вдруг невыносимо.</text:p>
      <text:p text:style-name="P5">- И это... все? - спросила Ана и тут же пожалела об этом, подумав, как глупо и беспомозно звучали ее слова.</text:p>
      <text:p text:style-name="P5">Врач потер рукой подбородок и посмотрел на Ану мутными уставшими глазами.</text:p>
      <text:p text:style-name="P5">- Да, боюсь... - сказал он, скрывая часть лица ладонью, точно стесняясь собственных слов. - Мне очень жаль.</text:p>
      <text:p text:style-name="P5">Даже по лица врача чувствовалось, было видно, как ему тяжело и неприятно говорить в последний раз с пациентом. Особенно, если пациент - молодая женщина, которая еще несколько минут назад верила в то, что идет на поправку, которая еще может дышать, думать, говорить. И пусть даже ей приходится носить респираторную маску. Но совсем уже скоро...</text:p>
      <text:p text:style-name="P5">Ана медленно поднялась из кресла. Головокружение уже прошло, хотя теперь она чувствовала слабость во всем теле. Врач следил за ней, наверное, он решил, что Ана собирается уйти - ведь обсуждать уже было нечего, - но Ана вдруг замешкалась, задумалась о чем-то и подошла к окну.</text:p>
      <text:p text:style-name="P5">- Быть может, вы хотите что-нибудь? - спросил врач, повернувшись к ней. - Я могу вам выдать... У меня есть специальные материалы... - И он начал рыться в ворохе бумаг на столе.</text:p>
      <text:p text:style-name="P5">Ана молча покачала головой.</text:p>
      <text:p text:style-name="P5">- Вы знаете, - начала она, - почему-то даже сейчас... что бы вы ни сказали... Почему-то даже после... я все равно чувствую себя такой...</text:p>
      <text:p text:style-name="P5">Ана резко замолчала, как будто ей не хватило дыхания, чтобы выговорить последние слова, и осторожно вздохнула.</text:p>
      <text:p text:style-name="P5">Врач нервно заерзал в кресле.</text:p>
      <text:p text:style-name="P5">- Это больно? - вдруг спросила она.</text:p>
      <text:p text:style-name="P5">- Что? - От удивления врач даже выронил бумаги, на сей раз уже яркие печатные буклеты, которые с шелестом соскользнули на пол. - А... нет, я не сказал бы. Я бы, напротив, даже сказал, что это совсем... Хотя, уверен, что мои материалы, специальные, - врач с ударением выговорил это слово, - материалы наверняка помогли бы вам избавиться от... беспокойства.</text:p>
      <text:p text:style-name="P5">Врач полез под стол за буклетами.</text:p>
      <text:p text:style-name="P5">- У меня нет беспокойства, - сказала Ана. - Вы не понимаете. Как раз, напротив. Вы знаете, я...</text:p>
      <text:p text:style-name="P5">Она опять не договорила.</text:p>
      <text:p text:style-name="P5">- Ну смотрите сами, - сказал врач, шумно выдыхая и распрямляясь в кресле; помятый буклет был у него в руке.</text:p>
      <text:p text:style-name="P5">Ана продолжала стоять у окна.</text:p>
      <text:p text:style-name="P5"><text:soft-page-break/>- Но ведь это так глупо, - тихо сказала она, голос ее вздрогнул. - И почему именно сейчас, и... Совсем недавно я была бы, наверное, даже рада, что мне не придется... Но сейчас...</text:p>
      <text:p text:style-name="P5">Врач начал нервно листать свой буклет.</text:p>
      <text:p text:style-name="P5">- Ведь мне даже некому... - сказала Ана. - Но почему же тогда так...</text:p>
      <text:p text:style-name="P5">Ана опустила голову и закрыла лицо руками. Врач поднялся из-за стола - возможно, ему захотелось утешить ее, или же он просто решил закончить этот утомительный разговор.</text:p>
      <text:p text:style-name="P5">- Я так хочу жить, - прошептала Ана.</text:p>
      <text:p text:style-name="P5">Врач ничего не сказал - он лишь взглянул на нее и отвернулся. Некоторое время они молчали. Врач сцепил за спиной руки и едва заметно кивал головой - можно было подумать, что он чего-то нетерпеливо ждет. Последний разговор с пациентом. Можно просто молча постоять у окна.</text:p>
      <text:p text:style-name="P5">- Вы думаете, там у меня был бы шанс? - спросила вдруг Ана, посмотрев через отражения настенных ламп в окне на черное пустое небо.</text:p>
      <text:p text:style-name="P5">- Где там? - удивился врач.</text:p>
      <text:p text:style-name="P5">Ана не ответила.</text:p>
      <text:p text:style-name="P5">Рабочий день давно закончен. Скоро же на всех улицах зажгутся ночные синие огни. Врач тоже посмотрел на небо. Было заметно, что он чувствует себя обязанным - из врачебной этики, из чувства долга... Но ему так хотелось поскорее завершить этот разговор.</text:p>
      <text:p text:style-name="P5">- Почти сто миллионов миль, - сказала Ана.</text:p>
      <text:p text:style-name="P5">- Да, - сказал врач.</text:p>
      <text:p text:style-name="P5">В глубоко выгоревшем вечернем небе - точно затянутом тяжелым пепелым, который поднялся с окраины города, с морских берегов - было почти не видно звезд, но Ана все же умудрилась заметить несколько тусклых песчинок и одну, которая горела совсем ярко. Ана вспомнила, как Нив говорил ей, что некоторые из огоньков на ночном небе - те, свет которых кажется таким ярким и живым - это на самом деле не звезды, а искусственные спутники на орбите на планеты, те, благодаря которым они могут слышать друг друга и принимают неразборчивые сигналы из далекой системы, которые часто выходят из строя, благодаря которым радио-вещание обволакивает весь известный ей мир призрачными волнами эфира. Спутники, которые, как рассказывал Нив, постепенно сходят с орбит, их неотвратимо притягивает к себе раскаленная под солнечными лучами Дёза, и они медленно падают в атмосферу, чтобы сгореть, превратиться в пылающие звезды, оказаться навеки погребенными в мертвым песках.</text:p>
      <text:p text:style-name="P5">- Я думаю, - сказал врач, - я думаю, что вам... что вам лучше...</text:p>
      <text:p text:style-name="P5">Он снова закашлялся, видимо, размышляя про врачебный этикет.</text:p>
      <text:p text:style-name="P5">- У вас же есть еще много... - сказала наконец врач. - У вас есть еще <text:soft-page-break/>время, и вы многое можете сделать...</text:p>
      <text:p text:style-name="P5">Врач как-то резко замолчал, как будто вновь хотел предложить Ане какие-то материалы, но передумал. Ана ничего не ответила, продолжая смотреть в окно. Есть еще время. Многое сделать.</text:p>
      <text:p text:style-name="P5">- Вы только продолжайте делать уколы, - добавил врач.</text:p>
      <text:p text:style-name="P5">Он повернулся к Ане, как-то неуверенно поджимая губы. Ана невольно потерла свое левую руку чуть ниже локтя - там, где сильнее всего болело.</text:p>
      <text:p text:style-name="P5">- Пожалуй... - сказала она. - Пожалуй, я не буду больше делать уколы... Вы знаете, мне кажется, что от уколов...</text:p>
      <text:p text:style-name="P5">Врач собирался что-то возразить, но рабочий день уже давно закончился, ему пора было домой, ему хотелось поскорее завершить этот разговор, и он лишь негромко произнес:</text:p>
      <text:p text:style-name="P5">- Ну как хотите.</text:p>
      <text:p text:style-name="P5">- И это все? - снова спросила Ана.</text:p>
      <text:p text:style-name="P5">Врач опять кашлянул.</text:p>
      <text:p text:style-name="P5">- Я думаю... на самом деле... - Он посмотрел на часы, затем стал что-то шумно искать в кармане. - Я, пожалуй, все-таки мог бы записать вас...</text:p>
      <text:p text:style-name="P5">- Мне пора, - сказала Ана.</text:p>
      <text:p text:style-name="P5">Врач удивленно замер, не вынимая руки из кармана.</text:p>
      <text:p text:style-name="P5">- Ну что ж, до встречи, - сказал он.</text:p>
      <text:p text:style-name="P5">- До встречи, - сказала Ана.</text:p>
      <text:p text:style-name="P5">Уже на улице, в респираторной маске, она остановилась неподалеку от медицинского центра и посмотрела на звезду - ту самую, удивительно яркую - на темном пепельном небе.</text:p>
      <text:p text:style-name="P5">Когда Ана вернулась домой, тошнота и саднящая боль в легких уже прошли. Она вновь чувствовала себя здоровой, дышать было легко, она даже не замечала духоты в комнате. Ана подумала, что все бы отдала, только бы забыть этот разговор. Ей не стоило ходить. Даже неизвестность лучше... Есть еще время, как говорил врач. Успеть сделать.</text:p>
      <text:p text:style-name="P5">Ана долго сидела у окна. Но звезд в старом районе было не видно.</text:p>
      <text:p text:style-name="P5">Успеть многое сделать. Ане не хотелось ничего делать. Это было все. Больше не надо ничего бояться. Заставлять себя терпеть эти уколы по утрам. Все это уже не имело никакого значения. Потому что так сказал врач.</text:p>
      <text:p text:style-name="P5">Ана вдруг почувствовала, как она ненавидит этого чванливого человека с некрасивым бугристым лицом - его манеру говорить, его полные неуклюжие руки, ворох бумаг на столе, пресс-папье в виде ракеты, все здание этого прОклятого медицинского центра, до которого нужно так долго идти пешком, эти вечно забитые поезда, людей на станциях, весь этот безумный город, тонущий в ночи. Почему она должна верить. Почему <text:soft-page-break/>она должна вообще принимать все это всерьез. Она же чувствует сама. Она же знает.</text:p>
      <text:p text:style-name="P5">Ана никак не могла успокоиться. Она взволнованно ходила по комнате. Дыхание ее участилось, руки дрожали. Она пыталась слушать радио, но передавали лишь сумрачную тишину - было уже очень поздно. Врач наверняка ошибся. Его аппарат, обжигающий легкие едкой кислотой, неправильно работал. Ана решила, что обязательно пойдет к другому врачу, заставит его сделать полное обследование. Ведь ей же стало лучше, ее никто не может обмануть. Ей говорили, что ей осталось совсем немного времени еще несколько лет назад. Они и сами не знают, что говорят. Они ничего не понимают.</text:p>
      <text:p text:style-name="P5">Наконец Ана устала, почувствовала легкую сонную слабость. События прошедшего дня показались ей совсем не значительными, даже сон, в котором она бежала по синей равнине, и то имел куда большее значение, чем этот бессмысленный визит к врачу.</text:p>
      <text:p text:style-name="P2">Ана заснула, как-то неожиданно убедив себя в том, что ей и правда не нужны больше ни уколы, ни врач, потому что она здорова, и многое еще может успеть сделать, и у нее впереди еще целая жизн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3M14S</meta:editing-duration>
    <meta:editing-cycles>314</meta:editing-cycles>
    <meta:generator>OpenOffice.org/3.1$Win32 OpenOffice.org_project/310m11$Build-9399</meta:generator>
    <dc:date>2010-01-22T14:12:37.28</dc:date>
    <dc:creator>Василий Воронков</dc:creator>
    <meta:document-statistic meta:table-count="0" meta:image-count="0" meta:object-count="0" meta:page-count="11" meta:paragraph-count="140" meta:word-count="3998" meta:character-count="24617"/>
    <meta:user-defined meta:name="Info 1"/>
    <meta:user-defined meta:name="Info 2"/>
    <meta:user-defined meta:name="Info 3"/>
    <meta:user-defined meta:name="Info 4"/>
  </office:meta>
</office:document-meta>
</file>